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6" style:family="table" style:master-page-name="entete">
      <style:table-properties style:width="17cm" style:page-number="auto" table:align="margins"/>
    </style:style>
    <style:style style:name="Tableau6.A" style:family="table-column">
      <style:table-column-properties style:column-width="3.969cm" style:rel-column-width="15299*"/>
    </style:style>
    <style:style style:name="Tableau6.B" style:family="table-column">
      <style:table-column-properties style:column-width="10.65cm" style:rel-column-width="41056*"/>
    </style:style>
    <style:style style:name="Tableau6.C" style:family="table-column">
      <style:table-column-properties style:column-width="2.381cm" style:rel-column-width="9180*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cfe7f5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02cm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02cm solid #000000" fo:border-right="none" fo:border-top="none" fo:border-bottom="0.002cm solid #000000">
        <style:background-image/>
      </style:table-cell-properties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cfe7f5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cfe7f5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371cm"/>
    </style:style>
    <style:style style:name="Table1.B" style:family="table-column">
      <style:table-column-properties style:column-width="11.642cm"/>
    </style:style>
    <style:style style:name="Table1.A1" style:family="table-cell">
      <style:table-cell-properties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background-color="#cfe7f5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erif" fo:font-size="11pt" style:font-size-asian="11pt" style:font-size-complex="11pt"/>
    </style:style>
    <style:style style:name="P18" style:family="paragraph" style:parent-style-name="Standard" style:list-style-name="L1"/>
    <style:style style:name="P19" style:family="paragraph" style:parent-style-name="Heading_20_2">
      <style:paragraph-properties fo:break-before="pag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7"/>
            <text:p text:style-name="P7">CuisinAvenir</text:p>
            <text:p text:style-name="P7"/>
          </table:table-cell>
          <table:table-cell table:style-name="Tableau6.A1" office:value-type="string">
            <text:p text:style-name="Table_20_Heading">GL – Projet 1</text:p>
            <text:p text:style-name="P9"/>
            <text:p text:style-name="Table_20_Heading">Cas d'utilisation « gestion du stock »</text:p>
            <text:p text:style-name="Table_20_Contents"/>
          </table:table-cell>
          <table:table-cell table:style-name="Tableau6.A1" office:value-type="string">
            <text:p text:style-name="P8"/>
            <text:p text:style-name="P8">YSECO</text:p>
          </table:table-cell>
        </table:table-row>
      </table:table>
      <text:p text:style-name="P11"/>
      <text:p text:style-name="P11">Objet :</text:p>
      <text:p text:style-name="P10"><text:tab/>Cas d'utilisation « gestion du stock»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2" office:value-type="string">
            <text:p text:style-name="P13">Yahya BENTAHILA</text:p>
          </table:table-cell>
          <table:table-cell table:style-name="Tableau1.A2" office:value-type="string">
            <text:p text:style-name="P17">Sébastien DELECRAZ </text:p>
            <text:p text:style-name="P17">Christophe GUIEU </text:p>
            <text:p text:style-name="P17">Éloi PERDEREAU </text:p>
            <text:p text:style-name="P15">Oumar SISSOKO</text:p>
          </table:table-cell>
          <table:table-cell table:style-name="Tableau1.C2" office:value-type="string">
            <text:p text:style-name="P13"/>
          </table:table-cell>
        </table:table-row>
        <table:table-row>
          <table:table-cell table:style-name="Tableau1.A2" office:value-type="string">
            <text:p text:style-name="P14">Livré le : 25/09</text:p>
          </table:table-cell>
          <table:table-cell table:style-name="Tableau1.A2" office:value-type="string">
            <text:p text:style-name="P14">Approuvé le :</text:p>
          </table:table-cell>
          <table:table-cell table:style-name="Tableau1.C2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2">Olivier MICHALON (directeur de projet)</text:p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17">Yahya BENTAHILA (YSECO)</text:p>
            <text:p text:style-name="P17">Sébastien DELECRAZ (YSECO)</text:p>
            <text:p text:style-name="P17">Christophe GUIEU (YSECO)</text:p>
            <text:p text:style-name="P17">Éloi PERDEREAU (YSECO)</text:p>
            <text:p text:style-name="P17">Oumar SISSOKO (YSECO)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/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2">1.0</text:p>
          </table:table-cell>
          <table:table-cell table:style-name="Tableau4.A2" office:value-type="string">
            <text:p text:style-name="P2">Yahya BENTAHILA</text:p>
          </table:table-cell>
          <table:table-cell table:style-name="Tableau4.A2" office:value-type="string">
            <text:p text:style-name="P2">25/09</text:p>
          </table:table-cell>
          <table:table-cell table:style-name="Tableau4.D2" office:value-type="string">
            <text:p text:style-name="P2"/>
          </table:table-cell>
        </table:table-row>
        <table:table-row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D2" office:value-type="string">
            <text:p text:style-name="P2"/>
          </table:table-cell>
        </table:table-row>
        <table:table-row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D2" office:value-type="string">
            <text:p text:style-name="P2"/>
          </table:table-cell>
        </table:table-row>
      </table:table>
      <text:p text:style-name="P10"/>
      <text:h text:style-name="P19" text:outline-level="2">Cas d'utilisation : Gestion du stock</text:h>
      <text:p text:style-name="Text_20_body">Ce document détaille le cas d'utilisation de la gestion du stock par l'administrateur du sit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Acteur principal</text:p>
          </table:table-cell>
          <table:table-cell table:style-name="Table1.B1" office:value-type="string">
            <text:p text:style-name="Standard">Administrateur (Jack Jones)</text:p>
          </table:table-cell>
        </table:table-row>
        <table:table-row>
          <table:table-cell table:style-name="Table1.A2" office:value-type="string">
            <text:p text:style-name="Standard">Objectifs</text:p>
          </table:table-cell>
          <table:table-cell table:style-name="Table1.B2" office:value-type="string">
            <text:p text:style-name="Standard">L'administrateur gère son stock</text:p>
          </table:table-cell>
        </table:table-row>
        <table:table-row>
          <table:table-cell table:style-name="Table1.A2" office:value-type="string">
            <text:p text:style-name="Standard">Préconditions</text:p>
          </table:table-cell>
          <table:table-cell table:style-name="Table1.B2" office:value-type="string">
            <text:p text:style-name="Standard">L'administrateur s'authentifie </text:p>
          </table:table-cell>
        </table:table-row>
        <table:table-row>
          <table:table-cell table:style-name="Table1.A2" office:value-type="string">
            <text:p text:style-name="Standard">Postconditions</text:p>
          </table:table-cell>
          <table:table-cell table:style-name="Table1.B2" office:value-type="string">
            <text:p text:style-name="Standard">L'administrateur peut gérer et consulter son stock</text:p>
          </table:table-cell>
        </table:table-row>
        <table:table-row>
          <table:table-cell table:style-name="Table1.A2" office:value-type="string">
            <text:p text:style-name="Standard">Scénario nominal</text:p>
          </table:table-cell>
          <table:table-cell table:style-name="Table1.B2" office:value-type="string">
            <text:p text:style-name="Standard">1. L'administrateur va dans la rubrique «gestion du stock»</text:p>
            <text:p text:style-name="Standard">2. L'administrateur sélectionne un stock particulier</text:p>
            <text:p text:style-name="Standard">3. L'administrateur ajoute ou efface du matériel (ou modules) de son stock</text:p>
          </table:table-cell>
        </table:table-row>
        <table:table-row>
          <table:table-cell table:style-name="Table1.A2" office:value-type="string">
            <text:p text:style-name="Standard">Extensions</text:p>
          </table:table-cell>
          <table:table-cell table:style-name="Table1.B2" office:value-type="string">
            <text:p text:style-name="Standard">3a. L'administrateur efface une quantité supérieure à celle qu'il y a dans le stock</text:p>
            <text:list xml:id="list36523394" text:style-name="L1">
              <text:list-item>
                <text:p text:style-name="P18">Le système affiche «Quantité trop grande. »</text:p>
              </text:list-item>
              <text:list-item>
                <text:p text:style-name="P18">Le système revient à l'étape 3.</text:p>
              </text:list-item>
            </text:list>
          </table:table-cell>
        </table:table-row>
        <table:table-row>
          <table:table-cell table:style-name="Table1.A2" office:value-type="string">
            <text:p text:style-name="Standard">Besoins IHM</text:p>
          </table:table-cell>
          <table:table-cell table:style-name="Table1.B2" office:value-type="string">
            <text:p text:style-name="Standard">Affichage des détails du stock sélectionné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entete" style:page-layout-name="Mpm1" style:next-style-name="Standard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EU Christophe</meta:initial-creator>
    <meta:creation-date>2013-09-18T16:37:02</meta:creation-date>
    <dc:date>2013-09-29T16:38:00.60</dc:date>
    <dc:creator>Yahya Bentahila</dc:creator>
    <meta:editing-duration>PT2H3M39S</meta:editing-duration>
    <meta:editing-cycles>24</meta:editing-cycles>
    <meta:generator>OpenOffice.org/3.3$Win32 OpenOffice.org_project/330m20$Build-9567</meta:generator>
    <dc:title>Fiche d'itération</dc:title>
    <meta:document-statistic meta:table-count="6" meta:image-count="0" meta:object-count="0" meta:page-count="2" meta:paragraph-count="62" meta:word-count="205" meta:character-count="1328"/>
  </office:meta>
</office:document-meta>
</file>